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3.568cm" fo:min-width="3.318cm" draw:shadow="hidden" loext:decorative="false"/>
    </style:style>
    <style:style style:name="gr3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1.338cm" fo:min-width="3.466cm" loext:decorative="false"/>
    </style:style>
    <style:style style:name="gr4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338cm" fo:min-width="3.466cm" loext:decorative="false"/>
    </style:style>
    <style:style style:name="gr5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5.358cm" fo:min-width="1.745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5.359cm" fo:min-width="2.032cm" loext:decorative="false"/>
    </style:style>
    <style:style style:name="gr7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338cm" fo:min-width="3.467cm" loext:decorative="false"/>
    </style:style>
    <style:style style:name="gr8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1.337cm" fo:min-width="3.467cm" loext:decorative="false"/>
    </style:style>
    <style:style style:name="gr9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337cm" fo:min-width="3.467cm" loext:decorative="false"/>
    </style:style>
    <style:style style:name="gr10" style:family="graphic" style:parent-style-name="standard">
      <style:graphic-properties draw:stroke="none" draw:fill="gradient" draw:fill-gradient-name="Gradient_20_1" draw:gradient-step-count="0" draw:textarea-horizontal-align="justify" draw:textarea-vertical-align="middle" draw:auto-grow-height="false" fo:min-height="2.29cm" fo:min-width="1.722cm" loext:decorative="false"/>
    </style:style>
    <style:style style:name="P1" style:family="paragraph">
      <loext:graphic-properties draw:fill="solid" draw:fill-color="#a1467e"/>
      <style:paragraph-properties fo:text-align="center"/>
    </style:style>
    <style:style style:name="P2" style:family="paragraph">
      <loext:graphic-properties draw:fill="solid" draw:fill-color="#780373"/>
      <style:paragraph-properties fo:text-align="center"/>
    </style:style>
    <style:style style:name="P3" style:family="paragraph">
      <loext:graphic-properties draw:fill="solid" draw:fill-color="#a1467e"/>
      <style:paragraph-properties fo:text-align="center" style:writing-mode="lr-tb"/>
    </style:style>
    <style:style style:name="P4" style:family="paragraph">
      <loext:graphic-properties draw:fill="gradient" draw:fill-gradient-name="Gradient_20_1" draw:gradient-step-count="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ath draw:style-name="gr2" draw:text-style-name="P1" draw:layer="layout" svg:width="5.048cm" svg:height="5.046cm" svg:x="0.265cm" svg:y="0.365cm" svg:viewBox="0 0 5049 5047" svg:d="M5049 5047h-5041c-5-93-8-185-8-278 0-837 220-1660 639-2385 418-725 1020-1327 1745-1745 725-419 1548-639 2385-639 93 0 187 3 280 8z">
            <text:p/>
          </draw:path>
          <draw:g draw:style-name="gr1">
            <draw:custom-shape draw:style-name="gr3" draw:text-style-name="P1" draw:layer="layout" svg:width="5.608cm" svg:height="2.244cm" draw:transform="rotate (-3.14159265358979) translate (5.875cm 9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5.608cm" svg:height="2.244cm" draw:transform="rotate (-3.14159265358979) translate (5.875cm 9.14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5.608cm" svg:height="2.244cm" draw:transform="rotate (-3.14159265358979) translate (5.875cm 8.3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2.245cm" svg:height="5.608cm" draw:transform="rotate (-1.5707963267949) translate (5.875cm 5.0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2.532cm" svg:height="5.609cm" svg:x="5.027cm" svg:y="0.3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5.609cm" svg:height="2.244cm" draw:transform="rotate (-1.5707963267949) translate (8.679cm 0.36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5.609cm" svg:height="2.243cm" draw:transform="rotate (1.5707963267949) translate (7.021cm 5.97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2" draw:layer="layout" svg:width="5.609cm" svg:height="2.243cm" draw:transform="rotate (1.5707963267949) translate (7.629cm 5.97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4" draw:layer="layout" svg:width="2.549cm" svg:height="2.403cm" svg:x="3.332cm" svg:y="5.973cm" svg:viewBox="0 0 2550 2404" svg:d="M142 870c153-265 374-486 639-639 236-136 500-215 772-231h997v1290 2c-1 196-130 388-376 558s-601 311-1027 409c-353 81-744 131-1147 145v-1220c37-108 84-214 142-314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a1467e" draw:end-color="#780373" draw:start-intensity="100%" draw:end-intensity="100%" draw:angle="90deg" draw:border="0%">
      <loext:gradient-stop svg:offset="0" loext:color-type="rgb" loext:color-value="#a1467e"/>
      <loext:gradient-stop svg:offset="1" loext:color-type="rgb" loext:color-value="#780373"/>
    </draw:gradient>
    <draw:gradient draw:name="Gradient_20_7" draw:display-name="Gradient 7" draw:style="radial" draw:cx="50%" draw:cy="50%" draw:start-color="#a1467e" draw:end-color="#780373" draw:start-intensity="100%" draw:end-intensity="100%" draw:border="0%">
      <loext:gradient-stop svg:offset="0" loext:color-type="rgb" loext:color-value="#a1467e"/>
      <loext:gradient-stop svg:offset="1" loext:color-type="rgb" loext:color-value="#78037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05:11:25.894117000</meta:creation-date>
    <dc:date>2025-12-23T18:49:05.004891000</dc:date>
    <meta:editing-duration>PT49M49S</meta:editing-duration>
    <meta:editing-cycles>12</meta:editing-cycles>
    <meta:generator>LibreOffice/25.2.2.2$MacOSX_AARCH64 LibreOffice_project/7370d4be9e3cf6031a51beef54ff3bda878e3fac</meta:generator>
    <meta:document-statistic meta:object-count="12"/>
  </office:meta>
</office:document-meta>
</file>